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5" xml:id="id3" draw:id="id3" draw:layer="layout" svg:width="3.493cm" svg:height="1.587cm" svg:x="14.629cm" svg:y="6.246cm">
          <text:p text:style-name="P8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7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21:20</dc:date>
    <dc:creator>Carl Bostroem</dc:creator>
    <meta:editing-duration>PT4H30M1S</meta:editing-duration>
    <meta:editing-cycles>26</meta:editing-cycles>
    <meta:generator>OpenOffice/4.1.11$Unix OpenOffice.org_project/4111m1$Build-9808</meta:generator>
    <meta:document-statistic meta:object-count="62"/>
  </office:meta>
</office:document-meta>
</file>